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Lobby</text:p>
      <text:p text:style-name="Standard">Bundles:</text:p>
      <text:p text:style-name="Standard"/>
      <text:p text:style-name="Standard">OLLoader*</text:p>
      <text:p text:style-name="Standard">OLLogin</text:p>
      <text:p text:style-name="Standard">OLChat</text:p>
      <text:p text:style-name="Standard">OLBattleList</text:p>
      <text:p text:style-name="Standard">OLBattleRoom</text:p>
      <text:p text:style-name="Standard">OLDownload</text:p>
      <text:p text:style-name="Standard">OLListener</text:p>
      <text:p text:style-name="Standard">OLLogging</text:p>
      <text:p text:style-name="Standard">OLUnitSync</text:p>
      <text:p text:style-name="Standard">OLSessions</text:p>
      <text:p text:style-name="Standard"/>
      <text:p text:style-name="Standard">*Not an OSGi bundle but loader of bund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31T13:25:42.62</meta:creation-date>
    <dc:date>2012-01-31T17:20:30.17</dc:date>
    <meta:editing-duration>PT5M29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13" meta:word-count="20" meta:character-count="154"/>
  </office:meta>
</office:document-meta>
</file>